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C000000217713466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 Bold" svg:font-family="'Arial Bold', Arial" style:font-family-generic="swiss"/>
    <style:font-face style:name="Courier New1" svg:font-family="'Courier New'" style:font-family-generic="modern" style:font-pitch="fixed"/>
    <style:font-face style:name="Lucida Sans Unicode" svg:font-family="'Lucida Sans Unicode'" style:font-pitch="variable"/>
    <style:font-face style:name="Tahoma1" svg:font-family="Tahoma"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style:tab-stops/>
      </style:paragraph-properties>
    </style:style>
    <style:style style:name="P3" style:family="paragraph" style:parent-style-name="Standard">
      <style:paragraph-properties fo:padding-left="0cm" fo:padding-right="0cm" fo:padding-top="0.035cm" fo:padding-bottom="0cm" fo:border-left="none" fo:border-right="none" fo:border-top="0.002cm solid #808080" fo:border-bottom="none"/>
    </style:style>
    <style:style style:name="P4" style:family="paragraph" style:parent-style-name="Footer">
      <style:paragraph-properties fo:text-align="start" style:justify-single-word="false"/>
      <style:text-properties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ooter">
      <style:paragraph-properties fo:text-align="center" style:justify-single-word="false"/>
    </style:style>
    <style:style style:name="P7" style:family="paragraph" style:parent-style-name="Standard">
      <style:text-properties fo:color="#ff0000"/>
    </style:style>
    <style:style style:name="P8" style:family="paragraph" style:parent-style-name="Standard">
      <style:paragraph-properties>
        <style:tab-stops/>
      </style:paragraph-properties>
    </style:style>
    <style:style style:name="P9" style:family="paragraph" style:parent-style-name="Standard">
      <style:paragraph-properties fo:margin-top="0cm" fo:margin-bottom="0cm" fo:text-align="start" style:justify-single-word="false" style:text-autospace="none"/>
      <style:text-properties style:font-name="Courier New" fo:font-size="10pt" style:font-size-asian="10pt" style:language-asian="en" style:country-asian="GB" style:font-name-complex="Courier New" style:font-size-complex="10pt"/>
    </style:style>
    <style:style style:name="P10" style:family="paragraph" style:parent-style-name="Standard" style:list-style-name="WW8Num17">
      <style:paragraph-properties fo:margin-left="0cm" fo:margin-right="0cm" fo:text-indent="0cm" style:auto-text-indent="false"/>
    </style:style>
    <style:style style:name="P11" style:family="paragraph" style:parent-style-name="Standard">
      <style:paragraph-properties fo:margin-top="0cm" fo:margin-bottom="0cm" fo:text-align="start" style:justify-single-word="false" style:text-autospace="none"/>
      <style:text-properties style:font-name="Courier New" fo:font-size="10pt" style:font-size-asian="10pt" style:language-asian="en" style:country-asian="GB" style:font-name-complex="Courier New" style:font-size-complex="10pt"/>
    </style:style>
    <style:style style:name="P12" style:family="paragraph" style:parent-style-name="Header" style:master-page-name="First_20_Page">
      <style:paragraph-properties style:page-number="auto">
        <style:tab-stops/>
      </style:paragraph-properties>
    </style:style>
    <style:style style:name="T1"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Standard"/>
      <text:p text:style-name="P2"/>
      <text:p text:style-name="Standard"/>
      <text:p text:style-name="Standard"/>
      <text:p text:style-name="Standard"/>
      <text:p text:style-name="Standard"/>
      <text:p text:style-name="Standard"/>
      <text:p text:style-name="Standard"/>
      <text:p text:style-name="Standard"/>
      <text:p text:style-name="P7"/>
      <text:p text:style-name="Standard"/>
      <text:p text:style-name="Standard"/>
      <text:p text:style-name="Standard"/>
      <text:p text:style-name="Standard"/>
      <text:p text:style-name="DocTitle">Eye-Of-Needle Specification</text:p>
      <text:p text:style-name="Standard"/>
      <text:p text:style-name="Standard"/>
      <text:p text:style-name="Standard">Author: Will Morton</text:p>
      <text:p text:style-name="Standard">Version: 0.2</text:p>
      <text:p text:style-name="Standard">Issue Date: 2008-04-02</text:p>
      <text:p text:style-name="Standard"/>
      <text:p text:style-name="Standard">Copyright (c) <text:s/>2008 <text:s/>Will Morton (macavity@well.com.</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can be found at http://www.gnu.org/licenses/fdl.txt</text:p>
      <text:p text:style-name="Standard"/>
      <text:p text:style-name="P8"/>
      <text:p text:style-name="P8"/>
      <text:h text:style-name="Heading_20_1" text:outline-level="1">Introduction</text:h>
      <text:h text:style-name="Heading_20_2" text:outline-level="2">Explanations</text:h>
      <text:p text:style-name="Standard">EON adds an additional abstraction layer on top of UDP. This layer offers both datagram-based and stream-based functionality, using two different protocols. The datagram-based protocol is referred to as ‘DEON’ and the stream-based protocol as ‘SEON’. These layers are very similar to UDP and TCP respectively, and use similar data formats and terminology. However, some aspects of TCP have not been implemented (for example, security levels, precedence, and the Urgent and Push flags). Readers should compare the specification below with RFC 4614 for details.</text:p>
      <text:p text:style-name="Standard">EON connections define their own set of ports, numbered from 1 to 65535, so that two hosts may have multiple session-layer connections over a single EON connection. Unlike TCP/UDP, which maintains two distinct sets of ports, there is only one set of ports for EON; it is not permitted for SEON and DEON connections to use the same port number. These port numbers are only valid within the context of EON; they are not related in any way to TCP or UDP ports.</text:p>
      <text:p text:style-name="Standard">All EON packets are sent via UDP. In the details below, the correct fields in the UDP header are assumed to be set.</text:p>
      <text:h text:style-name="Heading_20_2" text:outline-level="2">A note on NAT penetration</text:h>
      <text:p text:style-name="Standard">EON was created to permit communication between two hosts behind different Network Address <text:s/>Translation devices, as long as they support full-cone, restricted-cone or port-restricted-cone NAT. <text:s/>For a description of NAT types see:</text:p>
      <text:p text:style-name="Standard"><text:a xlink:type="simple" xlink:href="http://en.wikipedia.org/wiki/Network_address_translation#Different_types_of_NAT">http://en.wikipedia.org/wiki/Network_address_translation#Different_types_of_NAT</text:a> </text:p>
      <text:p text:style-name="Standard">Connections to NATted hosts require that the external UDP port on the NAT device be known, either by STUN or through some other means. <text:s/>Further, connections to devices behind restricted-cone or port-restricted-cone devices required the use of a 'NAT seed'. <text:s/>This is a dummy DEON packet sent by both hosts to each other on EON port 0 (which is reserved and cannot otherwise be used). <text:s/>This dummy packet forces the NAT devices to create the necessary mappings to allow bidirectional data flow. <text:s/>Due to the unreliable nature of UDP, we recommend sending three NAT seeds to ensure one gets through.</text:p>
      <text:p text:style-name="Standard">To ensure that two NATted hosts connect to each other via SEON, we recommend that implementations have both hosts simultaneously send NAT seeds and then initiate SEON connections to each other.</text:p>
      <text:h text:style-name="Heading_20_2" text:outline-level="2">Data Format</text:h>
      <text:p text:style-name="Standard">All EON packets have a data header; although SEON and DEON packets have different data headers, the first 44 bits follow the same format. A ‘protocol’ field is used, which is set to 1 for DEON and 2 for SEON packets, allowing them to be told apart.</text:p>
      <text:h text:style-name="Heading_20_2" text:outline-level="2">Common Header Format</text:h>
      <text:p text:style-name="Standard"/>
      <text:p text:style-name="P9"><text:s text:c="4"/>0 <text:s text:c="18"/>1 <text:s text:c="18"/>2 <text:s text:c="18"/>3 <text:s text:c="2"/></text:p>
      <text:p text:style-name="P9"><text:s text:c="4"/>0 1 2 3 4 5 6 7 8 9 0 1 2 3 4 5 6 7 8 9 0 1 2 3 4 5 6 7 8 9 0 1 </text:p>
      <text:p text:style-name="P9"><text:s text:c="3"/>+-+-+-+-+-+-+-+-+-+-+-+-+-+-+-+-+-+-+-+-+-+-+-+-+-+-+-+-+-+-+-+-+</text:p>
      <text:p text:style-name="P9"><text:s text:c="3"/>| <text:s text:c="9"/>Source Port <text:s text:c="9"/>| <text:s text:c="6"/>Destination Port <text:s text:c="7"/>|</text:p>
      <text:p text:style-name="P9"><text:s text:c="3"/>+-+-+-+-+-+-+-+-+-+-+-+-+-+-+-+-+-+-+-+-+-+-+-+-+-+-+-+-+-+-+-+-+</text:p>
      <text:p text:style-name="P9"><text:s text:c="3"/>| <text:s text:c="2"/>Protocol <text:s text:c="3"/>| XXXXXXXXXXXXXXXXXXXXXXXXXXXXXXXXXXXXXXXXXXXXX |</text:p>
      <text:p text:style-name="P9"><text:s text:c="3"/>+-+-+-+-+-+-+-+-+-+-+-+-+-+-+-+-+-+-+-+-+-+-+-+-+-+-+-+-+-+-+-+-+</text:p>
      <text:p text:style-name="Standard"><text:soft-page-break/></text:p>
      <text:h text:style-name="Heading_20_3" text:outline-level="3">Common Header Fields</text:h>
      <text:h text:style-name="Heading_20_4" text:outline-level="4">Source Port: 16 bits</text:h>
      <text:p text:style-name="Standard">This represents the EON port of the sending process. It has no relevance to TCP or UDP ports.</text:p>
      <text:h text:style-name="Heading_20_4" text:outline-level="4">Destination Port: 16 bits</text:h>
      <text:p text:style-name="Standard">This represents the EON port of the destination process. It has no relevance to TCP or UDP ports.</text:p>
      <text:h text:style-name="Heading_20_4" text:outline-level="4">Protocol: 8 bits</text:h>
      <text:p text:style-name="Standard">This field enables the EON implementation to differentiate SEON from DEON packets. For DEON packets, this field must be set to 1 (00000001b). For SEON packets, this field must be set to 2 (00000010b). Higher values are reserved for future protocols.</text:p>
      <text:h text:style-name="Heading_20_1" text:outline-level="1">DEON Implementation</text:h>
      <text:h text:style-name="Heading_20_2" text:outline-level="2">DEON Header Format</text:h>
      <text:p text:style-name="Standard"/>
      <text:p text:style-name="P9"><text:s text:c="4"/>0 <text:s text:c="18"/>1 <text:s text:c="18"/>2 <text:s text:c="18"/>3 <text:s text:c="2"/></text:p>
      <text:p text:style-name="P9"><text:s text:c="4"/>0 1 2 3 4 5 6 7 8 9 0 1 2 3 4 5 6 7 8 9 0 1 2 3 4 5 6 7 8 9 0 1 </text:p>
      <text:p text:style-name="P9"><text:s text:c="3"/>+-+-+-+-+-+-+-+-+-+-+-+-+-+-+-+-+-+-+-+-+-+-+-+-+-+-+-+-+-+-+-+-+</text:p>
      <text:p text:style-name="P9"><text:s text:c="3"/>| <text:s text:c="9"/>Source Port <text:s text:c="9"/>| <text:s text:c="6"/>Destination Port <text:s text:c="7"/>|</text:p>
      <text:p text:style-name="P9"><text:s text:c="3"/>+-+-+-+-+-+-+-+-+-+-+-+-+-+-+-+-+-+-+-+-+-+-+-+-+-+-+-+-+-+-+-+-+</text:p>
      <text:p text:style-name="P9"><text:s text:c="3"/>| <text:s text:c="2"/>Protocol <text:s text:c="3"/>| <text:s text:c="16"/>Reserved <text:s text:c="21"/>|</text:p>
      <text:p text:style-name="P9"><text:s text:c="3"/>+-+-+-+-+-+-+-+-+-+-+-+-+-+-+-+-+-+-+-+-+-+-+-+-+-+-+-+-+-+-+-+-+</text:p>
      <text:p text:style-name="P9"><text:s text:c="3"/>| <text:s text:c="28"/>data <text:s text:c="29"/>|</text:p>
      <text:p text:style-name="P9"><text:s text:c="3"/>+-+-+-+-+-+-+-+-+-+-+-+-+-+-+-+-+-+-+-+-+-+-+-+-+-+-+-+-+-+-+-+-+</text:p>
      <text:p text:style-name="Standard"/>
      <text:p text:style-name="Standard">This header is followed by the data in the packet, shown as ‘data’ in the above diagram.</text:p>
      <text:h text:style-name="Heading_20_3" text:outline-level="3">DEON Header Fields</text:h>
      <text:h text:style-name="Heading_20_4" text:outline-level="4">Source Port: 16 bits</text:h>
      <text:p text:style-name="Standard">This represents the EON port of the sending process. It has no relevance to TCP or UDP ports.</text:p>
      <text:h text:style-name="Heading_20_4" text:outline-level="4">Destination Port: 16 bits</text:h>
      <text:p text:style-name="Standard">This represents the EON port of the destination process. It has no relevance to TCP or UDP ports.</text:p>
      <text:h text:style-name="Heading_20_4" text:outline-level="4">Protocol: 8 bits</text:h>
      <text:p text:style-name="Standard">This field enables the EON implementation to differentiate SEON from DEON packets. For DEON packets, this field must be set to 1 (00000001b).</text:p>
      <text:h text:style-name="Heading_20_4" text:outline-level="4">Reserved: 24 bits</text:h>
      <text:p text:style-name="Standard">Reserved for future use. Must be zero.</text:p>
      <text:p text:style-name="Standard"/>
      <text:h text:style-name="Heading_20_1" text:outline-level="1">SEON Implementation</text:h>
      <text:h text:style-name="Heading_20_2" text:outline-level="2">SEON Header Format</text:h>
      <text:p text:style-name="Standard"/>
      <text:p text:style-name="P9"><text:s text:c="4"/>0 <text:s text:c="18"/>1 <text:s text:c="18"/>2 <text:s text:c="18"/>3 <text:s text:c="2"/></text:p>
      <text:p text:style-name="P9"><text:s text:c="4"/>0 1 2 3 4 5 6 7 8 9 0 1 2 3 4 5 6 7 8 9 0 1 2 3 4 5 6 7 8 9 0 1 </text:p>
      <text:p text:style-name="P9"><text:s text:c="3"/>+-+-+-+-+-+-+-+-+-+-+-+-+-+-+-+-+-+-+-+-+-+-+-+-+-+-+-+-+-+-+-+-+</text:p>
      <text:p text:style-name="P9"><text:s text:c="3"/>| <text:s text:c="9"/>Source Port <text:s text:c="9"/>| <text:s text:c="6"/>Destination Port <text:s text:c="7"/>|</text:p>
      <text:p text:style-name="P9"><text:s text:c="3"/>+-+-+-+-+-+-+-+-+-+-+-+-+-+-+-+-+-+-+-+-+-+-+-+-+-+-+-+-+-+-+-+-+</text:p>
      <text:p text:style-name="P9"><text:s text:c="3"/>| <text:s text:c="14"/>|A|R|S|F|S A|R S| <text:s text:c="30"/>|</text:p>
      <text:p text:style-name="P9"><text:s text:c="3"/>| <text:s text:c="2"/>Protocol <text:s text:c="3"/>|C|S|Y|I|C K|V D| <text:s text:c="7"/>Sequence Number <text:s text:c="7"/>|</text:p>
      <text:p text:style-name="P9"><text:s text:c="3"/>| <text:s text:c="14"/>|K|T|N|N| <text:s text:c="2"/>| <text:s text:c="2"/>| <text:s text:c="30"/>|</text:p>
      <text:p text:style-name="P9"><text:s text:c="3"/>+-+-+-+-+-+-+-+-+-+-+-+-+-+-+-+-+-+-+-+-+-+-+-+-+-+-+-+-+-+-+-+-+</text:p>
      <text:p text:style-name="P9"><text:s text:c="3"/>| <text:s text:c="9"/>Seq Number <text:s text:c="10"/>| <text:s text:c="7"/>Ack Number <text:s text:c="12"/>|</text:p>
      <text:p text:style-name="P9"><text:s text:c="3"/>+-+-+-+-+-+-+-+-+-+-+-+-+-+-+-+-+-+-+-+-+-+-+-+-+-+-+-+-+-+-+-+-+</text:p>
      <text:p text:style-name="P9"><text:s text:c="3"/>| <text:s text:c="9"/>Ack Number <text:s text:c="10"/>| <text:s text:c="2"/>[Sack region1 begin] <text:s text:c="7"/>|</text:p>
      <text:p text:style-name="P9"><text:s text:c="3"/>+-+-+-+-+-+-+-+-+-+-+-+-+-+-+-+-+-+-+-+-+-+-+-+-+-+-+-+-+-+-+-+-+</text:p>
      <text:p text:style-name="P9"><text:s text:c="3"/>| <text:s text:c="3"/>[Sack region1 begin] <text:s text:c="6"/>| <text:s text:c="2"/>[Sack region1 end] <text:s text:c="9"/>| <text:s text:c="21"/></text:p>
      <text:p text:style-name="P9"><text:s text:c="3"/>+-+-+-+-+-+-+-+-+-+-+-+-+-+-+-+-+-+-+-+-+-+-+-+-+-+-+-+-+-+-+-+-+</text:p>
      <text:p text:style-name="P9"><text:s text:c="3"/>| <text:s text:c="3"/>[Sack region1 end] <text:s text:c="8"/>| <text:s text:c="9"/>[SACK ...] <text:s text:c="10"/>| <text:s text:c="21"/></text:p>
      <text:p text:style-name="P9"><text:s text:c="3"/>+-+-+-+-+-+-+-+-+-+-+-+-+-+-+-+-+-+-+-+-+-+-+-+-+-+-+-+-+-+-+-+-+</text:p>
      <text:p text:style-name="P9"><text:s text:c="3"/>| <text:s text:c="9"/>[SACK ...] <text:s text:c="10"/>| <text:s text:c="9"/>[SACK ...] <text:s text:c="10"/>| <text:s text:c="21"/></text:p>
      <text:p text:style-name="P9"><text:s text:c="3"/>+-+-+-+-+-+-+-+-+-+-+-+-+-+-+-+-+-+-+-+-+-+-+-+-+-+-+-+-+-+-+-+-+</text:p>
      <text:p text:style-name="P9"><text:s text:c="3"/>| <text:s text:c="9"/>[SACK ...] <text:s text:c="10"/>| <text:s text:c="13"/>Data <text:s text:c="12"/>| <text:s text:c="21"/></text:p>
      <text:p text:style-name="P9"><text:s text:c="3"/>+-+-+-+-+-+-+-+-+-+-+-+-+-+-+-+-+-+-+-+-+-+-+-+-+-+-+-+-+-+-+-+-+</text:p>
      <text:p text:style-name="P9"><text:s text:c="3"/>| <text:s text:c="29"/>Data [ ... ] <text:s text:c="20"/>| <text:s text:c="21"/></text:p>
      <text:p text:style-name="P9"><text:s text:c="3"/>+-+-+-+-+-+-+-+-+-+-+-+-+-+-+-+-+-+-+-+-+-+-+-+-+-+-+-+-+-+-+-+-+</text:p>
      <text:p text:style-name="Standard"><text:s text:c="61"/></text:p>
      <text:p text:style-name="Standard">This header is followed by the data in the packet, shown as ‘data’ in the above diagram.</text:p>
      <text:h text:style-name="Heading_20_3" text:outline-level="3">SEON Header Fields</text:h>
      <text:h text:style-name="Heading_20_4" text:outline-level="4">Source Port: 16 bits</text:h>
      <text:p text:style-name="Standard">This represents the EON port of the sending process. It has no relevance to TCP or UDP ports.</text:p>
      <text:h text:style-name="Heading_20_4" text:outline-level="4">Destination Port: 16 bits</text:h>
      <text:p text:style-name="Standard">This represents the EON port of the destination process. It has no relevance to TCP or UDP ports.</text:p>
      <text:h text:style-name="Heading_20_4" text:outline-level="4">Protocol: 8 bits</text:h>
      <text:p text:style-name="Standard">This field enables the EON implementation to differentiate SEON from DEON packets. For SEON packets, this field must be set to 2 (00000010b).</text:p>
      <text:h text:style-name="Heading_20_4" text:outline-level="4">Ack, Rst, Syn, Fin flags</text:h>
      <text:p text:style-name="Standard">1 bit each.</text:p>
      <text:h text:style-name="Heading_20_4" text:outline-level="4"><text:soft-page-break/>Selective Acknowledgement Blocks (Sack): 2 bits</text:h>
      <text:p text:style-name="Standard">The number of Sack blocks that immediately follow the header (between 0 and 3). <text:s/>For every sack block, two 32bit unsigned integers follow the header, (denoted regionX begin and regionXend in the above diagram)</text:p>
      <text:h text:style-name="Heading_20_4" text:outline-level="4">Reserved (Rsvd): 2 bits</text:h>
      <text:p text:style-name="Standard">Reserved for future use. Must be zero.</text:p>
      <text:h text:style-name="Heading_20_4" text:outline-level="4">Sequence Number: 32 bits</text:h>
      <text:p text:style-name="Standard">The sequence number of the first data octet in this packet. If SYN is set, the value of this field is the initial sequence number (ISN) and the first data octet is ISN+1.</text:p>
      <text:h text:style-name="Heading_20_4" text:outline-level="4">Acknowledgement Number: 32 bits</text:h>
      <text:p text:style-name="Standard">If ACK is set, this field contains the value of the next sequence number the sender of this packet is expecting to receive. Once a connection is established this is always sent.</text:p>
      <text:p text:style-name="Standard"/>
      <text:h text:style-name="Heading_20_2" text:outline-level="2">Initial Sequence Numbers</text:h>
      <text:p text:style-name="Standard">RFC793 specifies that a TCP should remember the sequence numbers it has used in previous connections, so that old packets from previous connections do not interfere with new ones. This complicates implementation considerably; in this initial version of the protocol, all SEON connections will use a randomly-generated 32 bit value as the initial sequence number. To provide for crude protection against interference from old packets, when an SEON connection has terminated, a process may not initialise another SEON connection to the same EON port for ten seconds.</text:p>
      <text:h text:style-name="Heading_20_2" text:outline-level="2">Connection Establishment</text:h>
      <text:p text:style-name="Standard">The first step in the connection sequence is to set up the necessary NAT mappings by exchanging an initial sequence of packets.</text:p>
      <text:p text:style-name="Standard">There are two possible circumstances surrounding the initiation of an SEON connection:</text:p>
      <text:list text:style-name="WW8Num17">
        <text:list-item>
          <text:p text:style-name="P10">A process on a host on a listening or private network is attempting to connect to an already-listening host on a listening network.</text:p>
        </text:list-item>
        <text:list-item>
          <text:p text:style-name="P10">Two processes, both on hosts on either listening or private networks, are attempting to connect to each other.</text:p>
        </text:list-item>
      </text:list>
      <text:h text:style-name="Heading_20_3" text:outline-level="3">Circumstance 1: Private or listening host connects to listening host</text:h>
      <text:p text:style-name="Standard">The initiating host sends a ‘SYN packet’ to the listening host. This packet has the desired source and destination ports set, the Sequence Number field set to the Initial Sequence Number (ISN) of the initiating host, and the SYN flag set. The initiating host enters SYN-SENT state.</text:p>
      <text:p text:style-name="Standard">When the listening host (already in LISTEN state) receives this packet, it replies with a ‘SYN/ACK packet’. This packet has the desired source and destination ports set, the Sequence Number field set to the ISN of the listening host, and the Acknowledgement Number field set to <text:soft-page-break/>the received sequence number (equal to the ISN of the initiating host) plus one. The listening host enters SYN-RECEIVED state.</text:p>
      <text:p text:style-name="Standard">When the initiating host receives the SYN/ACK packet, it responds with an ‘ACK packet’. This packet has the desired source and destination ports set, the Sequence Number field set to the ISN of the initiating host plus one, and the Acknowledgement Number field set to the ISN of the listening host plus one. The initiating host enters ESTABLISHED state.</text:p>
      <text:p text:style-name="Standard">Once the ACK has been received, the listening host enters ESTABLISHED state, and data transfer can occur.</text:p>
      <text:p text:style-name="Standard"/>
      <text:h text:style-name="Heading_20_3" text:outline-level="3">Circumstance 2: Two hosts connect to each other</text:h>
      <text:p text:style-name="Standard">Each host sends a ‘SYN packet’ to the other. This has the desired source and destination ports set, the Sequence Number set to the ISN of the sending host, and the SYN flag set. Each host then enters SYN-SENT state.</text:p>
      <text:p text:style-name="Standard">When each host receives this ‘SYN packet’, it responds with a ‘SYN/ACK packet’. This has the desired source and destination ports set, the Sequence Number set to the ISN of the host, and both the SYN and ACK flags set. Each host then enters SYN-RECEIVED state. This step is necessary as it is possible that one of the SYN packets did not penetrate the NAT device of the destination host due to a time lag caused by network conditions.</text:p>
      <text:p text:style-name="Standard">When each host receives a ‘SYN/ACK packet’, it responds with an ‘ACK packet’. This has the desired source and destination ports set, the Sequence Number fields set to the ISN of the host plus one, and the Acknowledgement Number field set to the Sequence Number in the SYN/ACK plus one.</text:p>
      <text:p text:style-name="Standard">Once both ACKs have been received, both processes are in the ESTABLISHED state, and data transfer can occur.</text:p>
      <text:p text:style-name="Standard"/>
      <text:p text:style-name="Standard">Note: ACK packets (that is, packets with the ACK flag set but containing no data) do not cause the Sequence Number counter to be incremented; otherwise there would be an endless sequence of ACKs sent in response to ACKs.</text:p>
      <text:p text:style-name="Standard"/>
      <text:h text:style-name="Heading_20_2" text:outline-level="2">Closing a connection</text:h>
      <text:p text:style-name="Standard">One process (as prompted by the user by a CLOSE call) sends a FIN packet to the other process and enters the FIN-WAIT state; no more data will be accepted from the user for sending.</text:p>
      <text:p text:style-name="Standard">When the other process receives the FIN packet and all packets numbered before the FIN, it responds with a FIN/ACK packet, with the Acknowledgement Number set to the Sequence Number of the received FIN packet. It then enters LAST-ACK state; no more data will be accepted from the user for sending.</text:p>
      <text:p text:style-name="Standard">When the first process receives the FIN/ACK and all packets numbered before the FIN/ACK, it sends an ACK acknowledging the FIN/ACK, and enters CLOSED state.</text:p>
      <text:p text:style-name="Standard">When the second process receives the ACK, it enters CLOSED state.</text:p>
      <text:p text:style-name="Standard"/>
      <text:h text:style-name="Heading_20_2" text:outline-level="2"><text:soft-page-break/>Congestion Control</text:h>
      <text:p text:style-name="Standard">SEON uses the TCP congestion control mechanisms as specified in RFCs 2581 and 2018 (SACK). <text:s/>Note that SEON implements SACK within the protocol, rather than as an option. <text:s/>Also, SEON uses a fine-grained timer for all oper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 Bold" svg:font-family="'Arial Bold', Arial" style:font-family-generic="swiss"/>
    <style:font-face style:name="Courier New1" svg:font-family="'Courier New'" style:font-family-generic="modern" style:font-pitch="fixed"/>
    <style:font-face style:name="Lucida Sans Unicode" svg:font-family="'Lucida Sans Unicode'" style:font-pitch="variable"/>
    <style:font-face style:name="Tahoma1" svg:font-family="Tahoma"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212cm" fo:text-align="justify" style:justify-single-word="false" fo:orphans="2" fo:widows="2" style:writing-mode="lr-tb"/>
      <style:text-properties style:use-window-font-color="true" style:font-name="Garamond" fo:font-size="11pt" fo:language="en" fo:country="GB"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cm" fo:margin-bottom="0.423cm" fo:text-indent="0cm" style:auto-text-indent="false" fo:break-before="page" fo:background-color="#b3b3b3">
        <style:background-image/>
      </style:paragraph-properties>
      <style:text-properties style:font-name="Arial Bold" fo:font-size="12pt" fo:font-weight="bold" style:letter-kerning="true" style:font-size-asian="12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423cm" fo:text-indent="0cm" style:auto-text-indent="false" fo:keep-with-next="always"/>
      <style:text-properties style:font-name="Arial Bold" fo:font-weight="bold"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423cm" fo:text-indent="0cm" style:auto-text-indent="false" fo:keep-with-next="always"/>
      <style:text-properties style:font-name="Arial Bold" fo:font-weight="bold"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423cm" fo:text-indent="0cm" style:auto-text-indent="false" fo:keep-with-next="always"/>
      <style:text-properties style:font-name="Arial Bold" fo:font-weight="bold" style:font-weight-asian="bold" style:font-size-complex="14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fo:margin-top="0cm" fo:margin-bottom="0cm" fo:text-align="end" style:justify-single-word="false">
        <style:tab-stops>
          <style:tab-stop style:position="7.325cm" style:type="center"/>
          <style:tab-stop style:position="14.651cm" style:type="right"/>
        </style:tab-stops>
      </style:paragraph-properties>
      <style:text-properties fo:font-size="8pt" fo:language="en" fo:country="US" style:font-size-asian="8pt" style:language-asian="zxx" style:country-asian="none"/>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104cm" fo:margin-right="0cm" fo:text-indent="0cm" style:auto-text-indent="false"/>
    </style:style>
    <style:style style:name="Title" style:family="paragraph" style:parent-style-name="Standard" style:next-style-name="Standard" style:class="chapter">
      <style:paragraph-properties fo:margin-top="0.423cm" fo:margin-bottom="0.106cm"/>
      <style:text-properties style:font-name="Arial Bold"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 style:display-name="Body text" style:family="paragraph" style:parent-style-name="Standard">
      <style:paragraph-properties fo:margin-top="0cm" fo:margin-bottom="0.212cm"/>
      <style:text-properties style:font-name="Arial" fo:font-size="9pt" style:font-size-asian="9pt" style:font-name-complex="Arial"/>
    </style:style>
    <style:style style:name="Cover_20_Non-Disclosure_20_Text" style:display-name="Cover Non-Disclosure Text" style:family="paragraph" style:parent-style-name="Standard">
      <style:text-properties style:font-name="Arial" fo:font-size="8pt" style:font-size-asian="8pt" style:font-name-complex="Arial"/>
    </style:style>
    <style:style style:name="Table_20_Header" style:display-name="Table Header" style:family="paragraph" style:parent-style-name="Body_20_text">
      <style:paragraph-properties fo:margin-top="0cm" fo:margin-bottom="0cm" fo:text-align="center" style:justify-single-word="false" fo:background-color="#f3f3f3">
        <style:background-image/>
      </style:paragraph-properties>
      <style:text-properties style:font-name="Arial Bold" fo:font-weight="bold" style:font-weight-asian="bold"/>
    </style:style>
    <style:style style:name="DocTitle" style:family="paragraph" style:parent-style-name="Standard" style:next-style-name="Standard">
      <style:paragraph-properties fo:margin-top="0.423cm" fo:margin-bottom="0.423cm"/>
      <style:text-properties style:font-name="Arial Bold" fo:font-size="14pt" fo:font-weight="bold" style:font-size-asian="14pt" style:font-weight-asian="bold"/>
    </style:style>
    <style:style style:name="Table_20_body_20_text" style:display-name="Table body text" style:family="paragraph" style:parent-style-name="Body_20_text">
      <style:paragraph-properties fo:margin-top="0.071cm" fo:margin-bottom="0.071cm"/>
      <style:text-properties fo:font-size="8pt" style:font-size-asian="8pt"/>
    </style:style>
    <style:style style:name="WW-Balloon_20_Text" style:display-name="WW-Balloon Text" style:family="paragraph" style:parent-style-name="Standard">
      <style:text-properties style:font-name="Tahoma" fo:font-size="8pt" style:font-size-asian="8pt" style:font-name-complex="Tahoma" style:font-size-complex="8pt"/>
    </style:style>
    <style:style style:name="Code" style:family="paragraph" style:parent-style-name="Standard">
      <style:paragraph-properties fo:margin-left="0cm" fo:margin-right="0cm" fo:margin-top="0cm" fo:margin-bottom="0cm" fo:text-align="start" style:justify-single-word="false" fo:text-indent="1.27cm" style:auto-text-indent="false"/>
      <style:text-properties style:font-name="Courier New" fo:font-size="10pt" style:font-size-asian="10pt"/>
    </style:style>
    <style:style style:name="WW-HTML_20_Preformatted" style:display-name="WW-HTML Preformatted" style:family="paragraph" style:parent-style-name="Standard">
      <style:paragraph-properties fo:margin-top="0cm" fo:margin-bottom="0cm"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n" fo:country="US" style:font-size-asian="10pt" style:font-name-complex="Courier New" style:font-size-complex="10pt"/>
    </style:style>
    <style:style style:name="WW-Document_20_Map" style:display-name="WW-Document Map"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Symbol" style:font-name-asian="Times New Roman" style:font-name-complex="Arial"/>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style:style>
    <style:style style:name="WW8Num23z2" style:family="text">
      <style:text-properties style:font-name="Wingdings"/>
    </style:style>
    <style:style style:name="WW8Num23z4" style:family="text">
      <style:text-properties style:font-name="Courier New" style:font-name-complex="Courier New"/>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Default_20_Paragraph_20_Font" style:display-name="WW-Default Paragraph Font" style:family="text"/>
    <style:style style:name="Code_20_Char" style:display-name="Code Char" style:family="text" style:parent-style-name="WW-Default_20_Paragraph_20_Font">
      <style:text-properties style:font-name="Courier New" fo:language="en" fo:country="GB"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0.635cm"/>
      </text:outline-level-style>
      <text:outline-level-style text:level="2" style:num-suffix="." style:num-format="1" text:display-levels="2">
        <style:list-level-properties text:min-label-width="1.27cm"/>
      </text:outline-level-style>
      <text:outline-level-style text:level="3" style:num-suffix="." style:num-format="1" text:display-levels="3">
        <style:list-level-properties text:min-label-width="2cm"/>
      </text:outline-level-style>
      <text:outline-level-style text:level="4" style:num-suffix="." style:num-format="1" text:display-levels="4">
        <style:list-level-properties text:min-label-width="2.801cm"/>
      </text:outline-level-style>
      <text:outline-level-style text:level="5" style:num-suffix="." style:num-format="1" text:display-levels="5">
        <style:list-level-properties text:space-before="2.535cm" text:min-label-width="1.905cm"/>
      </text:outline-level-style>
      <text:outline-level-style text:level="6" style:num-suffix="." style:num-format="1" text:display-levels="6">
        <style:list-level-properties text:space-before="3.17cm" text:min-label-width="2.54cm"/>
      </text:outline-level-style>
      <text:outline-level-style text:level="7" style:num-suffix="." style:num-format="1" text:display-levels="7">
        <style:list-level-properties text:space-before="3.805cm" text:min-label-width="2.54cm"/>
      </text:outline-level-style>
      <text:outline-level-style text:level="8" style:num-suffix="." style:num-format="1" text:display-levels="8">
        <style:list-level-properties text:space-before="4.44cm" text:min-label-width="3.175cm"/>
      </text:outline-level-style>
      <text:outline-level-style text:level="9" style:num-suffix="." style:num-format="1" text:display-levels="9">
        <style:list-level-properties text:space-before="5.075cm" text:min-label-width="3.175cm"/>
      </text:outline-level-style>
      <text:outline-level-style text:level="10" style:num-format=""/>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list-level-style-number text:level="1" style:num-suffix="." style:num-format="1">
        <style:list-level-properties text:min-label-width="0.635cm"/>
      </text:list-level-style-number>
      <text:list-level-style-number text:level="2" style:num-suffix="." style:num-format="1" text:display-levels="2">
        <style:list-level-properties text:min-label-width="1.27cm"/>
      </text:list-level-style-number>
      <text:list-level-style-number text:level="3" style:num-suffix="." style:num-format="1" text:display-levels="3">
        <style:list-level-properties text:min-label-width="2cm"/>
      </text:list-level-style-number>
      <text:list-level-style-number text:level="4" style:num-suffix="." style:num-format="1" text:display-levels="4">
        <style:list-level-properties text:min-label-width="2.801cm"/>
      </text:list-level-style-number>
      <text:list-level-style-number text:level="5" style:num-suffix="." style:num-format="1" text:display-levels="5">
        <style:list-level-properties text:space-before="2.535cm" text:min-label-width="1.905cm"/>
      </text:list-level-style-number>
      <text:list-level-style-number text:level="6" style:num-suffix="." style:num-format="1" text:display-levels="6">
        <style:list-level-properties text:space-before="3.17cm" text:min-label-width="2.54cm"/>
      </text:list-level-style-number>
      <text:list-level-style-number text:level="7" style:num-suffix="." style:num-format="1" text:display-levels="7">
        <style:list-level-properties text:space-before="3.805cm" text:min-label-width="2.54cm"/>
      </text:list-level-style-number>
      <text:list-level-style-number text:level="8" style:num-suffix="." style:num-format="1" text:display-levels="8">
        <style:list-level-properties text:space-before="4.44cm" text:min-label-width="3.175cm"/>
      </text:list-level-style-number>
      <text:list-level-style-number text:level="9" style:num-suffix="." style:num-format="1" text:display-levels="9">
        <style:list-level-properties text:space-before="5.075cm" text:min-label-width="3.175cm"/>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Symbol"/>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0"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0"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0"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1"/>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0"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1"/>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8">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0"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1"/>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0"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1"/>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0"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1"/>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0"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1"/>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0" style:num-suffix="." text:bullet-char="">
        <style:list-level-properties text:space-before="1.905cm" text:min-label-width="0.635cm"/>
        <style:text-properties style:font-name="Symbol"/>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0" style:num-suffix="." text:bullet-char="">
        <style:list-level-properties text:space-before="4.445cm" text:min-label-width="0.635cm"/>
        <style:text-properties style:font-name="Symbol"/>
      </text:list-level-style-bullet>
      <text:list-level-style-bullet text:level="5" text:style-name="WW8Num23z4" style:num-suffix="." text:bullet-char="o">
        <style:list-level-properties text:space-before="5.715cm" text:min-label-width="0.635cm"/>
        <style:text-properties style:font-name="Courier New1"/>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0" style:num-suffix="." text:bullet-char="">
        <style:list-level-properties text:space-before="8.255cm" text:min-label-width="0.635cm"/>
        <style:text-properties style:font-name="Symbol"/>
      </text:list-level-style-bullet>
      <text:list-level-style-bullet text:level="8" text:style-name="WW8Num23z4" style:num-suffix="." text:bullet-char="o">
        <style:list-level-properties text:space-before="9.525cm" text:min-label-width="0.635cm"/>
        <style:text-properties style:font-name="Courier New1"/>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list-level-style-number text:level="1" style:num-suffix="." style:num-format="1">
        <style:list-level-properties text:min-label-width="0.635cm"/>
      </text:list-level-style-number>
      <text:list-level-style-number text:level="2" style:num-suffix="." style:num-format="1" text:display-levels="2">
        <style:list-level-properties text:min-label-width="1.27cm"/>
      </text:list-level-style-number>
      <text:list-level-style-number text:level="3" style:num-suffix="." style:num-format="1" text:display-levels="3">
        <style:list-level-properties text:space-before="1.265cm" text:min-label-width="1.27cm"/>
      </text:list-level-style-number>
      <text:list-level-style-number text:level="4" style:num-suffix="." style:num-format="1" text:display-levels="4">
        <style:list-level-properties text:space-before="1.9cm" text:min-label-width="1.905cm"/>
      </text:list-level-style-number>
      <text:list-level-style-number text:level="5" style:num-suffix="." style:num-format="1" text:display-levels="5">
        <style:list-level-properties text:space-before="2.535cm" text:min-label-width="1.905cm"/>
      </text:list-level-style-number>
      <text:list-level-style-number text:level="6" style:num-suffix="." style:num-format="1" text:display-levels="6">
        <style:list-level-properties text:space-before="3.17cm" text:min-label-width="2.54cm"/>
      </text:list-level-style-number>
      <text:list-level-style-number text:level="7" style:num-suffix="." style:num-format="1" text:display-levels="7">
        <style:list-level-properties text:space-before="3.805cm" text:min-label-width="2.54cm"/>
      </text:list-level-style-number>
      <text:list-level-style-number text:level="8" style:num-suffix="." style:num-format="1" text:display-levels="8">
        <style:list-level-properties text:space-before="4.44cm" text:min-label-width="3.175cm"/>
      </text:list-level-style-number>
      <text:list-level-style-number text:level="9" style:num-suffix="." style:num-format="1" text:display-levels="9">
        <style:list-level-properties text:space-before="5.075cm" text:min-label-width="3.175cm"/>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bullet text:level="1" text:style-name="WW8Num25z0" style:num-suffix="." text:bullet-char="">
        <style:list-level-properties text:space-before="0.635cm" text:min-label-width="0.635cm"/>
        <style:text-properties style:font-name="Symbol"/>
      </text:list-level-style-bullet>
      <text:list-level-style-bullet text:level="2" text:style-name="WW8Num25z1" style:num-suffix="." text:bullet-char="o">
        <style:list-level-properties text:space-before="1.905cm" text:min-label-width="0.635cm"/>
        <style:text-properties style:font-name="Courier New1"/>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0" style:num-suffix="." text:bullet-char="">
        <style:list-level-properties text:space-before="4.445cm" text:min-label-width="0.635cm"/>
        <style:text-properties style:font-name="Symbol"/>
      </text:list-level-style-bullet>
      <text:list-level-style-bullet text:level="5" text:style-name="WW8Num25z1" style:num-suffix="." text:bullet-char="o">
        <style:list-level-properties text:space-before="5.715cm" text:min-label-width="0.635cm"/>
        <style:text-properties style:font-name="Courier New1"/>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0" style:num-suffix="." text:bullet-char="">
        <style:list-level-properties text:space-before="8.255cm" text:min-label-width="0.635cm"/>
        <style:text-properties style:font-name="Symbol"/>
      </text:list-level-style-bullet>
      <text:list-level-style-bullet text:level="8" text:style-name="WW8Num25z1" style:num-suffix="." text:bullet-char="o">
        <style:list-level-properties text:space-before="9.525cm" text:min-label-width="0.635cm"/>
        <style:text-properties style:font-name="Courier New1"/>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space-before="0.635cm" text:min-label-width="0.635cm"/>
        <style:text-properties style:font-name="Symbol"/>
      </text:list-level-style-bullet>
      <text:list-level-style-bullet text:level="2" text:style-name="WW8Num26z1" style:num-suffix="." text:bullet-char="o">
        <style:list-level-properties text:space-before="1.905cm" text:min-label-width="0.635cm"/>
        <style:text-properties style:font-name="Courier New1"/>
      </text:list-level-style-bullet>
      <text:list-level-style-bullet text:level="3" text:style-name="WW8Num26z2" style:num-suffix="." text:bullet-char="">
        <style:list-level-properties text:space-before="3.175cm" text:min-label-width="0.635cm"/>
        <style:text-properties style:font-name="Wingdings"/>
      </text:list-level-style-bullet>
      <text:list-level-style-bullet text:level="4" text:style-name="WW8Num26z0" style:num-suffix="." text:bullet-char="">
        <style:list-level-properties text:space-before="4.445cm" text:min-label-width="0.635cm"/>
        <style:text-properties style:font-name="Symbol"/>
      </text:list-level-style-bullet>
      <text:list-level-style-bullet text:level="5" text:style-name="WW8Num26z1" style:num-suffix="." text:bullet-char="o">
        <style:list-level-properties text:space-before="5.715cm" text:min-label-width="0.635cm"/>
        <style:text-properties style:font-name="Courier New1"/>
      </text:list-level-style-bullet>
      <text:list-level-style-bullet text:level="6" text:style-name="WW8Num26z2" style:num-suffix="." text:bullet-char="">
        <style:list-level-properties text:space-before="6.985cm" text:min-label-width="0.635cm"/>
        <style:text-properties style:font-name="Wingdings"/>
      </text:list-level-style-bullet>
      <text:list-level-style-bullet text:level="7" text:style-name="WW8Num26z0" style:num-suffix="." text:bullet-char="">
        <style:list-level-properties text:space-before="8.255cm" text:min-label-width="0.635cm"/>
        <style:text-properties style:font-name="Symbol"/>
      </text:list-level-style-bullet>
      <text:list-level-style-bullet text:level="8" text:style-name="WW8Num26z1" style:num-suffix="." text:bullet-char="o">
        <style:list-level-properties text:space-before="9.525cm" text:min-label-width="0.635cm"/>
        <style:text-properties style:font-name="Courier New1"/>
      </text:list-level-style-bullet>
      <text:list-level-style-bullet text:level="9" text:style-name="WW8Num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Symbol"/>
      </text:list-level-style-bullet>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0"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0"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style:num-suffix="." text:bullet-char="">
        <style:list-level-properties text:space-before="0.635cm" text:min-label-width="0.635cm"/>
        <style:text-properties style:font-name="Symbol"/>
      </text:list-level-style-bullet>
      <text:list-level-style-bullet text:level="2" text:style-name="WW8Num29z1" style:num-suffix="." text:bullet-char="o">
        <style:list-level-properties text:space-before="1.905cm" text:min-label-width="0.635cm"/>
        <style:text-properties style:font-name="Courier New1"/>
      </text:list-level-style-bullet>
      <text:list-level-style-bullet text:level="3" text:style-name="WW8Num29z2" style:num-suffix="." text:bullet-char="">
        <style:list-level-properties text:space-before="3.175cm" text:min-label-width="0.635cm"/>
        <style:text-properties style:font-name="Wingdings"/>
      </text:list-level-style-bullet>
      <text:list-level-style-bullet text:level="4" text:style-name="WW8Num29z0" style:num-suffix="." text:bullet-char="">
        <style:list-level-properties text:space-before="4.445cm" text:min-label-width="0.635cm"/>
        <style:text-properties style:font-name="Symbol"/>
      </text:list-level-style-bullet>
      <text:list-level-style-bullet text:level="5" text:style-name="WW8Num29z1" style:num-suffix="." text:bullet-char="o">
        <style:list-level-properties text:space-before="5.715cm" text:min-label-width="0.635cm"/>
        <style:text-properties style:font-name="Courier New1"/>
      </text:list-level-style-bullet>
      <text:list-level-style-bullet text:level="6" text:style-name="WW8Num29z2" style:num-suffix="." text:bullet-char="">
        <style:list-level-properties text:space-before="6.985cm" text:min-label-width="0.635cm"/>
        <style:text-properties style:font-name="Wingdings"/>
      </text:list-level-style-bullet>
      <text:list-level-style-bullet text:level="7" text:style-name="WW8Num29z0" style:num-suffix="." text:bullet-char="">
        <style:list-level-properties text:space-before="8.255cm" text:min-label-width="0.635cm"/>
        <style:text-properties style:font-name="Symbol"/>
      </text:list-level-style-bullet>
      <text:list-level-style-bullet text:level="8" text:style-name="WW8Num29z1" style:num-suffix="." text:bullet-char="o">
        <style:list-level-properties text:space-before="9.525cm" text:min-label-width="0.635cm"/>
        <style:text-properties style:font-name="Courier New1"/>
      </text:list-level-style-bullet>
      <text:list-level-style-bullet text:level="9" text:style-name="WW8Num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0"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list-level-style-number text:level="1" style:num-suffix="." style:num-format="1">
        <style:list-level-properties text:min-label-width="0.635cm"/>
      </text:list-level-style-number>
      <text:list-level-style-number text:level="2" style:num-suffix="." style:num-format="1" text:display-levels="2">
        <style:list-level-properties text:min-label-width="1.27cm"/>
      </text:list-level-style-number>
      <text:list-level-style-number text:level="3" style:num-suffix="." style:num-format="1" text:display-levels="3">
        <style:list-level-properties text:min-label-width="2cm"/>
      </text:list-level-style-number>
      <text:list-level-style-number text:level="4" style:num-suffix="." style:num-format="1" text:display-levels="4">
        <style:list-level-properties text:space-before="1.9cm" text:min-label-width="1.905cm"/>
      </text:list-level-style-number>
      <text:list-level-style-number text:level="5" style:num-suffix="." style:num-format="1" text:display-levels="5">
        <style:list-level-properties text:space-before="2.535cm" text:min-label-width="1.905cm"/>
      </text:list-level-style-number>
      <text:list-level-style-number text:level="6" style:num-suffix="." style:num-format="1" text:display-levels="6">
        <style:list-level-properties text:space-before="3.17cm" text:min-label-width="2.54cm"/>
      </text:list-level-style-number>
      <text:list-level-style-number text:level="7" style:num-suffix="." style:num-format="1" text:display-levels="7">
        <style:list-level-properties text:space-before="3.805cm" text:min-label-width="2.54cm"/>
      </text:list-level-style-number>
      <text:list-level-style-number text:level="8" style:num-suffix="." style:num-format="1" text:display-levels="8">
        <style:list-level-properties text:space-before="4.44cm" text:min-label-width="3.175cm"/>
      </text:list-level-style-number>
      <text:list-level-style-number text:level="9" style:num-suffix="." style:num-format="1" text:display-levels="9">
        <style:list-level-properties text:space-before="5.075cm" text:min-label-width="3.175cm"/>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4" style:family="table">
      <style:table-properties style:width="15.032cm" fo:margin-left="-0.191cm" table:align="left" style:writing-mode="lr-tb"/>
    </style:style>
    <style:style style:name="Table4.A" style:family="table-column">
      <style:table-column-properties style:column-width="5.009cm"/>
    </style:style>
    <style:style style:name="Table4.B" style:family="table-column">
      <style:table-column-properties style:column-width="5.011cm"/>
    </style:style>
    <style:style style:name="Table4.A1" style:family="table-cell">
      <style:table-cell-properties style:vertical-align="top" fo:padding-left="0.191cm" fo:padding-right="0.191cm" fo:padding-top="0cm" fo:padding-bottom="0cm" fo:border="none"/>
    </style:style>
    <style:style style:name="P1" style:family="paragraph" style:parent-style-name="Header">
      <style:paragraph-properties fo:text-align="end" style:justify-single-word="false"/>
    </style:style>
    <style:style style:name="P2" style:family="paragraph" style:parent-style-name="Standard">
      <style:paragraph-properties fo:padding-left="0cm" fo:padding-right="0cm" fo:padding-top="0.035cm" fo:padding-bottom="0cm" fo:border-left="none" fo:border-right="none" fo:border-top="0.002cm solid #808080" fo:border-bottom="none"/>
    </style:style>
    <style:style style:name="P3" style:family="paragraph" style:parent-style-name="Footer">
      <style:paragraph-properties fo:text-align="start" style:justify-single-word="false"/>
      <style:text-properties fo:font-style="italic" style:font-style-asian="italic" style:font-style-complex="italic"/>
    </style:style>
    <style:style style:name="P4" style:family="paragraph" style:parent-style-name="Footer">
      <style:paragraph-properties fo:text-align="start" style:justify-single-word="false"/>
    </style:style>
    <style:style style:name="P5" style:family="paragraph" style:parent-style-name="Footer">
      <style:paragraph-properties fo:text-align="center" style:justify-single-word="false"/>
    </style:style>
    <style:style style:name="T1"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51cm" fo:margin-bottom="1.251cm" fo:margin-left="3.17cm" fo:margin-right="2.9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89cm" fo:margin-left="0cm" fo:margin-right="0cm" fo:margin-bottom="0.79cm" style:dynamic-spacing="true"/>
      </style:header-style>
      <style:footer-style>
        <style:header-footer-properties fo:min-height="1.289cm" fo:margin-left="0cm" fo:margin-right="0cm" fo:margin-top="0.79cm" style:dynamic-spacing="true"/>
      </style:footer-style>
    </style:page-layout>
    <style:page-layout style:name="pm2">
      <style:page-layout-properties fo:page-width="20.999cm" fo:page-height="29.699cm" style:num-format="1" style:print-orientation="portrait" fo:margin-top="2.54cm" fo:margin-bottom="2.54cm" fo:margin-left="3.17cm" fo:margin-right="2.9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106">
      <number:month/>
      <number:text>/</number:text>
      <number:day/>
      <number:text>/</number:text>
      <number:year number:style="long"/>
    </number:date-style>
  </office:automatic-styles>
  <office:master-styles>
    <style:master-page style:name="Standard" style:page-layout-name="pm1">
      <style:header>
        <text:p text:style-name="P1"><draw:frame draw:style-name="fr1" draw:name="Graphic3" text:anchor-type="as-char" svg:width="14.914cm" svg:height="0.884cm" draw:z-index="6"><draw:image xlink:href="Pictures/100000000000022C0000002177134666.png" xlink:type="simple" xlink:show="embed" xlink:actuate="onLoad"/></draw:frame></text:p>
      </style:header>
      <style:footer>
        <text:p text:style-name="P2"/>
        <table:table table:name="Table4" table:style-name="Table4">
          <table:table-column table:style-name="Table4.A"/>
          <table:table-column table:style-name="Table4.B" table:number-columns-repeated="2"/>
          <table:table-row>
            <table:table-cell table:style-name="Table4.A1" office:value-type="string">
              <text:p text:style-name="P3"><text:file-name text:display="name-and-extension">EON Spec v0.1.odt</text:file-name></text:p>
              <text:p text:style-name="P4"/>
            </table:table-cell>
            <table:table-cell table:style-name="Table4.A1" office:value-type="string">
              <text:p text:style-name="P5"><text:span text:style-name="Page_20_Number">– </text:span><text:span text:style-name="Page_20_Number"><text:page-number text:select-page="current">5</text:page-number></text:span><text:span text:style-name="Page_20_Number"> –</text:span></text:p>
            </table:table-cell>
            <table:table-cell table:style-name="Table4.A1" office:value-type="string">
              <text:p text:style-name="Footer">Created on <text:creation-date style:data-style-name="N106">9/17/2003</text:creation-date></text:p>
              <text:p text:style-name="Footer"/>
            </table:table-cell>
          </table:table-row>
        </table:table>
        <text:p text:style-name="Standard"/>
      </style:footer>
    </style:master-page>
    <style:master-page style:name="First_20_Page" style:display-name="First Page" style:page-layout-name="pm2" style:next-style-name="Standard"/>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EON Spec</dc:title>
    <meta:initial-creator>Will Morton</meta:initial-creator>
    <meta:creation-date>2003-09-17T11:24:00</meta:creation-date>
    <dc:creator>Will Morton</dc:creator>
    <dc:date>2008-04-02T13:49:06</dc:date>
    <dc:language>en-US</dc:language>
    <meta:editing-cycles>108</meta:editing-cycles>
    <meta:editing-duration>PT22H56M17S</meta:editing-duration>
    <meta:user-defined meta:name="Info 1"/>
    <meta:user-defined meta:name="Info 2"/>
    <meta:user-defined meta:name="Info 3"/>
    <meta:user-defined meta:name="Info 4"/>
    <meta:document-statistic meta:table-count="1" meta:image-count="1" meta:object-count="0" meta:page-count="8" meta:paragraph-count="127" meta:word-count="1894" meta:character-count="12828"/>
  </office:meta>
</office:document-meta>
</file>